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linecap="butt" draw:textarea-vertical-align="top" draw:auto-grow-height="false" fo:min-height="12.858cm" fo:min-width="7.46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linecap="butt" draw:textarea-vertical-align="top" draw:auto-grow-height="false" fo:min-height="6.66cm" fo:min-width="6.07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linecap="butt" draw:textarea-vertical-align="bottom" draw:auto-grow-height="false" fo:min-height="4.703cm" fo:min-width="6.26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1.469cm" fo:min-width="4.39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1.63cm" fo:min-width="4.69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1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3cm" svg:height="13.97cm" svg:x="16.617cm" svg:y="3.54cm">
          <text:p text:style-name="P1">Blockcha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285cm" svg:height="7.62cm" svg:x="4.827cm" svg:y="3.54cm">
          <text:p text:style-name="P1">Servers</text:p>
          <text:p text:style-name="P1">of Node Operato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302cm" svg:height="5.487cm" svg:x="4.81cm" svg:y="12.08cm">
          <text:p text:style-name="P1">The Interne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5.08cm" svg:height="1.905cm" svg:x="6.398cm" svg:y="6.71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5.452cm" svg:height="2.023cm" svg:x="17.985cm" svg:y="5.162cm">
          <text:p text:style-name="P2"><text:span text:style-name="T1">Gora</text:span></text:p>
          <text:p text:style-name="P2"><text:span text:style-name="T1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5.397cm" svg:height="2.082cm" svg:x="18.013cm" svg:y="14.04cm">
          <text:p text:style-name="P2"><text:span text:style-name="T1">Customer</text:span></text:p>
          <text:p text:style-name="P2"><text:span text:style-name="T1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6.098cm" svg:y="7.08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5.798cm" svg:y="7.38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5.08cm" svg:height="1.905cm" svg:x="5.498cm" svg:y="7.68cm">
          <text:p text:style-name="P2"><text:span text:style-name="T1">Gora Node</text:span></text:p>
          <text:p text:style-name="P2"><text:span text:style-name="T1">Runn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4.127cm" svg:height="0.962cm" svg:x="17.648cm" svg:y="12.103cm">
          <draw:text-box>
            <text:p text:style-name="P3"><text:span text:style-name="T2">Request</text:span></text:p>
          </draw:text-box>
        </draw:frame>
        <draw:frame draw:style-name="gr8" draw:text-style-name="P4" draw:layer="layout" svg:width="4.121cm" svg:height="1.673cm" svg:x="11.947cm" svg:y="7.599cm">
          <draw:text-box>
            <text:p text:style-name="P3"><text:span text:style-name="T2">Ledger</text:span></text:p>
            <text:p text:style-name="P3"><text:span text:style-name="T2">monitoring</text:span></text:p>
          </draw:text-box>
        </draw:frame>
        <draw:frame draw:style-name="gr8" draw:text-style-name="P4" draw:layer="layout" svg:width="4.121cm" svg:height="1.673cm" svg:x="12.055cm" svg:y="4.908cm">
          <draw:text-box>
            <text:p text:style-name="P3"><text:span text:style-name="T2">Consensus</text:span></text:p>
            <text:p text:style-name="P3"><text:span text:style-name="T2">votes</text:span></text:p>
          </draw:text-box>
        </draw:frame>
        <draw:custom-shape draw:style-name="gr4" draw:text-style-name="P1" xml:id="id4" draw:id="id4" draw:layer="layout" svg:width="5.08cm" svg:height="1.905cm" svg:x="6.399cm" svg:y="13.01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6.099cm" svg:y="13.38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5.799cm" svg:y="13.68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5.499cm" svg:y="13.98cm">
          <text:p text:style-name="P1">Gora</text:p>
          <text:p text:style-name="P1">Node 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.905cm" svg:x="5.199cm" svg:y="14.28cm">
          <text:p text:style-name="P2"><text:span text:style-name="T1">Data</text:span></text:p>
          <text:p text:style-name="P2"><text:span text:style-name="T1">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8.938cm" svg:y1="6.71cm" svg:x2="17.985cm" svg:y2="6.173cm" draw:start-shape="id1" draw:start-glue-point="0" draw:end-shape="id2" svg:d="M8938 6710v-537h9047" svg:viewBox="0 0 9048 538">
          <text:p/>
        </draw:connector>
        <draw:connector draw:style-name="gr10" draw:text-style-name="P5" draw:layer="layout" svg:x1="8.038cm" svg:y1="9.585cm" svg:x2="8.939cm" svg:y2="13.01cm" draw:start-shape="id3" draw:start-glue-point="2" draw:end-shape="id4" draw:end-glue-point="0" svg:d="M8038 9585v1712h901v1713" svg:viewBox="0 0 902 3426">
          <text:p/>
        </draw:connector>
        <draw:connector draw:style-name="gr11" draw:text-style-name="P5" xml:id="id6" draw:id="id6" draw:layer="layout" draw:type="line" svg:x1="20.711cm" svg:y1="14.04cm" svg:x2="20.711cm" svg:y2="7.185cm" draw:start-shape="id5" draw:start-glue-point="0" draw:end-shape="id2" draw:end-glue-point="2" svg:d="M20711 14040v-6855" svg:viewBox="0 0 1 6856">
          <text:p/>
        </draw:connector>
        <draw:connector draw:style-name="gr12" draw:text-style-name="P5" draw:layer="layout" svg:x1="20.711cm" svg:y1="10.612cm" svg:x2="11.478cm" svg:y2="7.662cm" draw:start-shape="id6" draw:start-glue-point="0" draw:end-shape="id1" draw:end-glue-point="1" svg:d="M20711 10612h-4683v-2950h-4550" svg:viewBox="0 0 9234 2951">
          <text:p/>
        </draw:connector>
        <draw:connector draw:style-name="gr13" draw:text-style-name="P7" draw:layer="layout" draw:line-skew="0.542cm" svg:x1="23.437cm" svg:y1="6.173cm" svg:x2="23.41cm" svg:y2="15.081cm" draw:start-shape="id2" draw:start-glue-point="1" draw:end-shape="id5" draw:end-glue-point="1" svg:d="M23437 6173h1058v8908h-1085" svg:viewBox="0 0 1086 8909">
          <text:p text:style-name="P6">Response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4cm" draw:marker-start-center="false" draw:marker-end-width="0.244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3-02T21:28:20.598070793</dc:date>
    <meta:editing-duration>PT13H17M2S</meta:editing-duration>
    <meta:editing-cycles>18</meta:editing-cycles>
    <meta:generator>LibreOffice/7.6.4.1$Linux_X86_64 LibreOffice_project/60$Build-1</meta:generator>
    <meta:document-statistic meta:object-count="22"/>
  </office:meta>
</office:document-meta>
</file>